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102cm" svg:stroke-color="#800000" draw:marker-start-width="0.352cm" draw:marker-end-width="0.352cm" draw:fill="solid" draw:fill-color="#94bd5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39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gr7" style:family="graphic" style:parent-style-name="standard">
      <style:graphic-properties draw:stroke="none" svg:stroke-color="#000000" draw:fill="none" draw:fill-color="#ffffff" fo:min-height="0.62cm"/>
    </style:style>
    <style:style style:name="gr8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3" draw:layer="layout" svg:width="10.16cm" svg:height="3.81cm" svg:x="6.361cm" svg:y="1.276cm">
          <text:p text:style-name="P1">Tower Game</text:p>
          <text:p text:style-name="P1"/>
          <text:p text:style-name="P1">&lt;<text:span text:style-name="T1">JFrame</text:span>&gt;</text:p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3.175cm" svg:height="3.175cm" svg:x="0.245cm" svg:y="0.675cm">
          <text:p text:style-name="P1">Mouse</text:p>
          <text:p text:style-name="P1">Keyboard</text:p>
          <text:p text:style-name="P1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5.08cm" svg:height="2.54cm" svg:x="8.89cm" svg:y="11.481cm">
          <text:p text:style-name="P1">Board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4.686cm" svg:height="2.54cm" svg:x="0.268cm" svg:y="7.679cm">
          <text:p text:style-name="P1">DisplayPanel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5.08cm" svg:height="2.54cm" svg:x="8.89cm" svg:y="7.62cm">
          <text:p text:style-name="P1">GameScreen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5.202cm" svg:height="2.54cm" svg:x="15.282cm" svg:y="11.509cm">
          <text:p text:style-name="P1">Guy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5.119cm" svg:height="2.54cm" svg:x="0.945cm" svg:y="13.577cm">
          <text:p text:style-name="P1">Square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4.21cm" svg:height="1.206cm" svg:x="16.847cm" svg:y="3.864cm">
          <text:p text:style-name="P1">UpdateTim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18cm" svg:height="0.963cm" svg:x="11.6cm" svg:y="5.71cm">
          <draw:text-box>
            <text:p text:style-name="P3">Contains One</text:p>
          </draw:text-box>
        </draw:frame>
        <draw:frame draw:style-name="gr4" draw:text-style-name="P3" draw:layer="layout" svg:width="4.95cm" svg:height="0.963cm" svg:x="2.94cm" svg:y="5.615cm">
          <draw:text-box>
            <text:p text:style-name="P3">Contains One</text:p>
          </draw:text-box>
        </draw:frame>
        <draw:connector draw:style-name="gr5" draw:text-style-name="P2" draw:layer="layout" draw:line-skew="0.114cm" svg:x1="9.97cm" svg:y1="5.292cm" svg:x2="2.611cm" svg:y2="7.679cm" draw:end-shape="id1" draw:end-glue-point="0">
          <text:p text:style-name="P3"/>
        </draw:connector>
        <draw:connector draw:style-name="gr5" draw:text-style-name="P2" draw:layer="layout" svg:x1="3.42cm" svg:y1="2.262cm" svg:x2="6.361cm" svg:y2="3.181cm" draw:start-shape="id2" draw:start-glue-point="1" draw:end-shape="id3" draw:end-glue-point="3">
          <text:p text:style-name="P3"/>
        </draw:connector>
        <draw:frame draw:style-name="gr6" draw:text-style-name="P3" draw:layer="layout" svg:width="3.175cm" svg:height="1.52cm" svg:x="3.78cm" svg:y="1.475cm">
          <draw:text-box>
            <text:p text:style-name="P3">Receives</text:p>
          </draw:text-box>
        </draw:frame>
        <draw:connector draw:style-name="gr5" draw:text-style-name="P2" draw:layer="layout" svg:x1="11.441cm" svg:y1="5.086cm" svg:x2="11.43cm" svg:y2="7.62cm" draw:start-shape="id3" draw:start-glue-point="2" draw:end-shape="id4" draw:end-glue-point="0">
          <text:p text:style-name="P3"/>
        </draw:connector>
        <draw:connector draw:style-name="gr5" draw:text-style-name="P2" draw:layer="layout" svg:x1="11.43cm" svg:y1="10.16cm" svg:x2="11.43cm" svg:y2="11.481cm" draw:start-shape="id4" draw:start-glue-point="2" draw:end-shape="id5" draw:end-glue-point="0">
          <text:p text:style-name="P3"/>
        </draw:connector>
        <draw:frame draw:style-name="gr4" draw:text-style-name="P3" draw:layer="layout" svg:width="4.445cm" svg:height="1.675cm" svg:x="11.701cm" svg:y="10.411cm">
          <draw:text-box>
            <text:p text:style-name="P3">Contains One</text:p>
            <text:p text:style-name="P3"/>
          </draw:text-box>
        </draw:frame>
        <draw:connector draw:style-name="gr5" draw:text-style-name="P2" draw:layer="layout" svg:x1="8.89cm" svg:y1="12.751cm" svg:x2="3.504cm" svg:y2="13.577cm" draw:start-shape="id5" draw:start-glue-point="3" draw:end-shape="id6" draw:end-glue-point="0">
          <text:p text:style-name="P3"/>
        </draw:connector>
        <draw:frame draw:style-name="gr7" draw:text-style-name="P3" draw:layer="layout" svg:width="8.325cm" svg:height="0.963cm" svg:x="0.835cm" svg:y="11.83cm">
          <draw:text-box>
            <text:p text:style-name="P3">Contains 2d[ ][ ] array of</text:p>
          </draw:text-box>
        </draw:frame>
        <draw:connector draw:style-name="gr5" draw:text-style-name="P2" draw:layer="layout" svg:x1="13.97cm" svg:y1="8.89cm" svg:x2="17.883cm" svg:y2="11.509cm" draw:start-shape="id4" draw:start-glue-point="1" draw:end-shape="id7" draw:end-glue-point="0">
          <text:p text:style-name="P3"/>
        </draw:connector>
        <draw:frame draw:style-name="gr4" draw:text-style-name="P3" draw:layer="layout" svg:width="6.35cm" svg:height="0.963cm" svg:x="14.34cm" svg:y="7.92cm">
          <draw:text-box>
            <text:p text:style-name="P3">Contains List of</text:p>
          </draw:text-box>
        </draw:frame>
        <draw:connector draw:style-name="gr5" draw:text-style-name="P2" draw:layer="layout" svg:x1="16.521cm" svg:y1="3.181cm" svg:x2="18.952cm" svg:y2="3.864cm" draw:start-shape="id3" draw:start-glue-point="1" draw:end-shape="id8" draw:end-glue-point="0">
          <text:p text:style-name="P3"/>
        </draw:connector>
        <draw:frame draw:style-name="gr8" draw:text-style-name="P3" draw:layer="layout" svg:width="4.445cm" svg:height="1.675cm" svg:x="16.945cm" svg:y="1.27cm">
          <draw:text-box>
            <text:p text:style-name="P3">Contains /</text:p>
            <text:p text:style-name="P3"><text:s/>Updated B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7-04-28T12:36:30</meta:creation-date>
    <dc:date>2007-04-28T13:00:12</dc:date>
    <dc:language>en-US</dc:language>
    <meta:editing-cycles>14</meta:editing-cycles>
    <meta:editing-duration>PT23M49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